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orma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  <form:checkbox form:name="Флажок 1" form:control-implementation="ooo:com.sun.star.form.component.CheckBox" form:id="control17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3" form:control-implementation="ooo:com.sun.star.form.component.CheckBox" form:id="control18" form:label="Флажок 3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184cm" draw:control="control2"/><draw:control text:anchor-type="paragraph" draw:z-index="2" draw:style-name="gr2" draw:text-style-name="P3" svg:width="4.275cm" svg:height="0.999cm" svg:x="2.882cm" svg:y="2.184cm" draw:control="control3"/><draw:control text:anchor-type="paragraph" draw:z-index="3" draw:style-name="gr1" draw:text-style-name="P4" svg:width="10.217cm" svg:height="3.46cm" svg:x="0.767cm" svg:y="4.854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6" draw:text-style-name="P3" svg:width="4.987cm" svg:height="1.364cm" svg:x="1.051cm" svg:y="16.473cm" draw:control="control16"/><draw:control text:anchor-type="paragraph" draw:z-index="12" draw:style-name="gr2" draw:text-style-name="P3" svg:width="4.275cm" svg:height="0.999cm" svg:x="8.093cm" svg:y="2.656cm" draw:control="control17"/><draw:control text:anchor-type="paragraph" draw:z-index="13" draw:style-name="gr2" draw:text-style-name="P3" svg:width="2.789cm" svg:height="2.876cm" svg:x="7.788cm" svg:y="1.369cm" draw:control="control18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13T10:08:01.48</dc:date>
    <dc:creator>Dmitry Derenok</dc:creator>
    <meta:editing-duration>PT242H31M05S</meta:editing-duration>
    <meta:editing-cycles>32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